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style:font-name="Arial" fo:font-size="15pt" fo:font-weight="bold" officeooo:rsid="0021a71f" officeooo:paragraph-rsid="0027a605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ca643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1ba1e1" officeooo:paragraph-rsid="00999958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style:text-underline-style="none" fo:font-weight="bold" officeooo:rsid="00bf1585" officeooo:paragraph-rsid="0021a71f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style="italic" fo:font-weight="bold" officeooo:rsid="009f17fc" officeooo:paragraph-rsid="009f17fc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bf1585" officeooo:paragraph-rsid="01169621" style:font-size-asian="12pt" style:font-size-complex="12pt"/>
    </style:style>
    <style:style style:name="P7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weight="bold" officeooo:rsid="001ba1e1" officeooo:paragraph-rsid="00a07b6e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style="italic" fo:font-weight="bold" officeooo:rsid="00a24eb9" officeooo:paragraph-rsid="00a24eb9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a07b6e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999958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1d4f56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4pt" style:text-underline-style="solid" style:text-underline-width="auto" style:text-underline-color="font-color" fo:font-weight="bold" officeooo:rsid="0021a71f" officeooo:paragraph-rsid="0021a71f" style:font-size-asian="14pt" style:font-weight-asian="bold" style:font-size-complex="14pt" style:font-weight-complex="bold"/>
    </style:style>
    <style:style style:name="P13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font-size="25pt" officeooo:paragraph-rsid="00e2c70a" style:font-size-asian="25pt" style:font-size-complex="25pt"/>
    </style:style>
    <style:style style:name="P14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color="#000000" loext:opacity="100%" style:font-name="Arial1" fo:font-size="14pt" fo:font-weight="normal" officeooo:rsid="006b7008" officeooo:paragraph-rsid="00e2c70a" style:font-size-asian="14pt" style:font-weight-asian="normal" style:font-size-complex="14pt" style:font-weight-complex="normal"/>
    </style:style>
    <style:style style:name="P15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1ba1e1" officeooo:paragraph-rsid="001ba1e1" style:font-size-asian="10.5pt" style:font-size-complex="12pt"/>
    </style:style>
    <style:style style:name="P16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a24eb9" officeooo:paragraph-rsid="00a24eb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c78f5a" officeooo:paragraph-rsid="00c78f5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ef3922" officeooo:paragraph-rsid="00ef392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ff6dbb" officeooo:paragraph-rsid="00ff6db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style="normal" fo:font-weight="bold" officeooo:rsid="00fd0268" officeooo:paragraph-rsid="00fd0268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3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fo:font-weight="normal" officeooo:rsid="00999958" officeooo:paragraph-rsid="00999958" style:font-size-asian="12pt" style:font-weight-asian="normal" style:font-size-complex="12pt" style:font-weight-complex="normal"/>
    </style:style>
    <style:style style:name="P22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999958" officeooo:paragraph-rsid="00d7ed94" style:font-size-asian="12pt" style:font-weight-asian="normal" style:font-size-complex="12pt" style:font-weight-complex="normal"/>
    </style:style>
    <style:style style:name="P23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ce73f6" officeooo:paragraph-rsid="00ffe043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9ca643" officeooo:paragraph-rsid="00f20da6" style:font-size-asian="12pt" style:font-weight-asian="normal" style:font-size-complex="12pt" style:font-weight-complex="normal"/>
    </style:style>
    <style:style style:name="P25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106b828" officeooo:paragraph-rsid="0106b828" style:font-size-asian="12pt" style:font-weight-asian="normal" style:font-size-complex="12pt" style:font-weight-complex="normal"/>
    </style:style>
    <style:style style:name="P26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10cf758" officeooo:paragraph-rsid="01116e5a" style:font-size-asian="12pt" style:font-weight-asian="normal" style:font-size-complex="12pt" style:font-weight-complex="normal"/>
    </style:style>
    <style:style style:name="P27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2pt" style:font-weight-asian="normal" style:font-size-complex="12pt" style:font-weight-complex="normal"/>
    </style:style>
    <style:style style:name="P28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41881d" officeooo:paragraph-rsid="0041881d" style:font-size-asian="12pt" style:font-weight-asian="normal" style:font-size-complex="12pt" style:font-weight-complex="normal"/>
    </style:style>
    <style:style style:name="P29" style:family="paragraph" style:parent-style-name="Text_20_body" style:list-style-name="L6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0.5pt" style:font-weight-asian="normal" style:font-size-complex="12pt" style:font-weight-complex="normal"/>
    </style:style>
    <style:style style:name="P30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104610f" style:font-size-asian="12pt" style:font-weight-asian="bold" style:font-size-complex="12pt" style:font-weight-complex="bold"/>
    </style:style>
    <style:style style:name="P31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b02cb" style:font-size-asian="12pt" style:font-weight-asian="bold" style:font-size-complex="12pt" style:font-weight-complex="bold"/>
    </style:style>
    <style:style style:name="P32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style="italic" fo:font-weight="normal" officeooo:rsid="0032677e" officeooo:paragraph-rsid="0033a24c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2b980a" officeooo:paragraph-rsid="002b980a" style:font-size-asian="14pt" style:font-weight-asian="bold" style:font-size-complex="14pt" style:font-weight-complex="bold"/>
    </style:style>
    <style:style style:name="P34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81fb0" officeooo:paragraph-rsid="0047a5d9" style:font-size-asian="12pt" style:font-size-complex="12pt"/>
    </style:style>
    <style:style style:name="P35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81fb0" officeooo:paragraph-rsid="00381fb0" style:font-size-asian="12pt" style:font-size-complex="12pt"/>
    </style:style>
    <style:style style:name="P36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fe837" officeooo:paragraph-rsid="008e0f32" style:font-size-asian="12pt" style:font-size-complex="12pt"/>
    </style:style>
    <style:style style:name="P37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paragraph-rsid="0054858e" style:font-size-asian="12pt" style:font-name-complex="Times New Roman" style:font-size-complex="12pt"/>
    </style:style>
    <style:style style:name="P38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rsid="0054858e" officeooo:paragraph-rsid="0054858e" style:font-size-asian="12pt" style:font-name-complex="Times New Roman" style:font-size-complex="12pt"/>
    </style:style>
    <style:style style:name="P39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/>
    </style:style>
    <style:style style:name="P40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 style:font-style-complex="italic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3ed869" style:font-weight-asian="normal" style:font-weight-complex="normal"/>
    </style:style>
    <style:style style:name="T3" style:family="text">
      <style:text-properties style:font-name="Arial" fo:font-weight="normal" officeooo:rsid="004859e6" style:font-weight-asian="normal" style:font-weight-complex="normal"/>
    </style:style>
    <style:style style:name="T4" style:family="text">
      <style:text-properties style:font-name="Arial" fo:font-weight="normal" officeooo:rsid="0068ab0e" style:font-weight-asian="normal" style:font-weight-complex="normal"/>
    </style:style>
    <style:style style:name="T5" style:family="text">
      <style:text-properties style:font-name="Arial" fo:font-weight="normal" officeooo:rsid="008c38c0" style:font-weight-asian="normal" style:font-weight-complex="normal"/>
    </style:style>
    <style:style style:name="T6" style:family="text">
      <style:text-properties style:font-name="Arial" fo:font-weight="normal" officeooo:rsid="00ad9706" style:font-weight-asian="normal" style:font-weight-complex="normal"/>
    </style:style>
    <style:style style:name="T7" style:family="text">
      <style:text-properties style:font-name="Arial" fo:font-weight="normal" officeooo:rsid="01036e8a" style:font-weight-asian="normal" style:font-weight-complex="normal"/>
    </style:style>
    <style:style style:name="T8" style:family="text">
      <style:text-properties style:font-name="Arial" fo:font-weight="normal" officeooo:rsid="010f5d6d" style:font-weight-asian="normal" style:font-weight-complex="normal"/>
    </style:style>
    <style:style style:name="T9" style:family="text">
      <style:text-properties fo:color="#000000" loext:opacity="100%" style:font-name="Arial1" fo:font-size="14pt" fo:font-weight="bold" officeooo:rsid="006b7008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Arial1" fo:font-size="14pt" fo:font-weight="normal" officeooo:rsid="006b7008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font-name="Arial1" fo:font-size="14pt" fo:font-weight="normal" officeooo:rsid="00871b59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font-name="Arial1" fo:font-size="14pt" fo:font-weight="normal" officeooo:rsid="00f1182d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Arial1" officeooo:rsid="00242f23"/>
    </style:style>
    <style:style style:name="T14" style:family="text">
      <style:text-properties fo:color="#000000" loext:opacity="100%" style:font-name="Arial1" officeooo:rsid="0027a605"/>
    </style:style>
    <style:style style:name="T15" style:family="text">
      <style:text-properties officeooo:rsid="0046f9c4"/>
    </style:style>
    <style:style style:name="T16" style:family="text">
      <style:text-properties officeooo:rsid="0068ab0e"/>
    </style:style>
    <style:style style:name="T17" style:family="text">
      <style:text-properties officeooo:rsid="006903fd"/>
    </style:style>
    <style:style style:name="T18" style:family="text">
      <style:text-properties officeooo:rsid="006a8d3f"/>
    </style:style>
    <style:style style:name="T19" style:family="text">
      <style:text-properties officeooo:rsid="008e702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999958" style:font-weight-asian="normal" style:font-weight-complex="normal"/>
    </style:style>
    <style:style style:name="T22" style:family="text">
      <style:text-properties fo:font-weight="normal" officeooo:rsid="009b02cb" style:font-weight-asian="normal" style:font-weight-complex="normal"/>
    </style:style>
    <style:style style:name="T23" style:family="text">
      <style:text-properties fo:font-weight="normal" officeooo:rsid="009b3e12" style:font-weight-asian="normal" style:font-weight-complex="normal"/>
    </style:style>
    <style:style style:name="T24" style:family="text">
      <style:text-properties fo:font-weight="normal" officeooo:rsid="00d39267" style:font-weight-asian="normal" style:font-weight-complex="normal"/>
    </style:style>
    <style:style style:name="T25" style:family="text">
      <style:text-properties fo:font-weight="normal" officeooo:rsid="00e6f3bb" style:font-weight-asian="normal" style:font-weight-complex="normal"/>
    </style:style>
    <style:style style:name="T26" style:family="text">
      <style:text-properties fo:font-weight="normal" officeooo:rsid="00fdb708" style:font-weight-asian="normal" style:font-weight-complex="normal"/>
    </style:style>
    <style:style style:name="T27" style:family="text">
      <style:text-properties fo:font-weight="normal" officeooo:rsid="00ff3ffc" style:font-weight-asian="normal" style:font-weight-complex="normal"/>
    </style:style>
    <style:style style:name="T28" style:family="text">
      <style:text-properties fo:font-weight="normal" officeooo:rsid="0104610f" style:font-weight-asian="normal" style:font-weight-complex="normal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a5f86f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c95a34" style:font-size-asian="12pt" style:font-weight-asian="normal" style:font-size-complex="12pt" style:font-weight-complex="normal"/>
    </style:style>
    <style:style style:name="T32" style:family="text">
      <style:text-properties fo:font-size="12pt" officeooo:rsid="006b7008" style:font-size-asian="12pt" style:font-size-complex="12pt"/>
    </style:style>
    <style:style style:name="T33" style:family="text">
      <style:text-properties fo:font-size="12pt" officeooo:rsid="00716798" style:font-size-asian="12pt" style:font-size-complex="12pt"/>
    </style:style>
    <style:style style:name="T34" style:family="text">
      <style:text-properties fo:font-size="12pt" officeooo:rsid="0071ded7" style:font-size-asian="12pt" style:font-size-complex="12pt"/>
    </style:style>
    <style:style style:name="T35" style:family="text">
      <style:text-properties officeooo:rsid="00b0899e"/>
    </style:style>
    <style:style style:name="T36" style:family="text">
      <style:text-properties officeooo:rsid="00b230e4"/>
    </style:style>
    <style:style style:name="T37" style:family="text">
      <style:text-properties officeooo:rsid="00bf1585"/>
    </style:style>
    <style:style style:name="T38" style:family="text">
      <style:text-properties officeooo:rsid="00c00824"/>
    </style:style>
    <style:style style:name="T39" style:family="text">
      <style:text-properties officeooo:rsid="00cb8579"/>
    </style:style>
    <style:style style:name="T40" style:family="text">
      <style:text-properties fo:font-style="italic" officeooo:rsid="00cb8579" style:font-style-asian="italic" style:font-style-complex="italic"/>
    </style:style>
    <style:style style:name="T41" style:family="text">
      <style:text-properties fo:font-style="italic" officeooo:rsid="00d736da" style:font-style-asian="italic" style:font-style-complex="italic"/>
    </style:style>
    <style:style style:name="T42" style:family="text">
      <style:text-properties fo:font-style="italic" officeooo:rsid="00d7ed94" style:font-style-asian="italic" style:font-style-complex="italic"/>
    </style:style>
    <style:style style:name="T43" style:family="text">
      <style:text-properties fo:font-style="italic" officeooo:rsid="00fd0268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d736da" style:font-style-asian="italic" style:font-weight-asian="normal" style:font-style-complex="italic" style:font-weight-complex="normal"/>
    </style:style>
    <style:style style:name="T46" style:family="text">
      <style:text-properties officeooo:rsid="00d7ed94"/>
    </style:style>
    <style:style style:name="T47" style:family="text">
      <style:text-properties officeooo:rsid="00e6f3bb"/>
    </style:style>
    <style:style style:name="T48" style:family="text">
      <style:text-properties officeooo:rsid="00ef3922"/>
    </style:style>
    <style:style style:name="T49" style:family="text">
      <style:text-properties officeooo:rsid="00efcc0d"/>
    </style:style>
    <style:style style:name="T50" style:family="text">
      <style:text-properties officeooo:rsid="00f7c562"/>
    </style:style>
    <style:style style:name="T51" style:family="text">
      <style:text-properties officeooo:rsid="00fbb0c3"/>
    </style:style>
    <style:style style:name="T52" style:family="text">
      <style:text-properties officeooo:rsid="0101a210"/>
    </style:style>
    <style:style style:name="T53" style:family="text">
      <style:text-properties officeooo:rsid="0106b828"/>
    </style:style>
    <style:style style:name="T54" style:family="text">
      <style:text-properties officeooo:rsid="010954ef"/>
    </style:style>
    <style:style style:name="T55" style:family="text">
      <style:text-properties officeooo:rsid="010cab7b"/>
    </style:style>
    <style:style style:name="T56" style:family="text">
      <style:text-properties officeooo:rsid="010e6b5a"/>
    </style:style>
    <style:style style:name="T57" style:family="text">
      <style:text-properties officeooo:rsid="0113954b"/>
    </style:style>
    <style:style style:name="T58" style:family="text">
      <style:text-properties officeooo:rsid="011581f9"/>
    </style:style>
    <style:style style:name="T59" style:family="text">
      <style:text-properties officeooo:rsid="01169621"/>
    </style:style>
    <style:style style:name="T60" style:family="text">
      <style:text-properties officeooo:rsid="0117e1a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3">J</text:span><text:span text:style-name="T14">ENNIFER PERO</text:span></text:h>
      <text:h text:style-name="P14" text:outline-level="1">Clearwater, KS • jenny<text:span text:style-name="T50">c</text:span>pero@gmail.com • 316-670-7256<text:tab/></text:h>
      <text:h text:style-name="P13" text:outline-level="1"><text:span text:style-name="T12">Portfolio </text:span><text:span text:style-name="T11">Website: </text:span><text:span text:style-name="T10">jennycpero.rf.gd</text:span><text:span text:style-name="T9"><text:tab/></text:span></text:h>
      <text:p text:style-name="P1"><draw:line text:anchor-type="paragraph" draw:z-index="0" draw:name="Line 1" draw:style-name="gr1" draw:text-style-name="P41" svg:x1="0.0209in" svg:y1="0.1646in" svg:x2="7.2543in" svg:y2="0.1559in"><text:p/></draw:line></text:p>
      <text:p text:style-name="P4"/>
      <text:p text:style-name="P12"><text:span text:style-name="T37">Objective</text:span>:</text:p>
      <text:p text:style-name="P6">A junior computer science student looking for <text:span text:style-name="T60">summer</text:span> <text:span text:style-name="T57">internships</text:span> in data analytics <text:span text:style-name="T59">or</text:span> <text:span text:style-name="T49">technical writing.</text:span></text:p>
      <text:h text:style-name="P15" text:outline-level="1"/>
      <text:p text:style-name="P9">Education:</text:p>
      <text:p text:style-name="P7"><text:span text:style-name="T32">B</text:span><text:span text:style-name="T33">achelor’</text:span><text:span text:style-name="T34">s</text:span><text:span text:style-name="T32"> in Computer Science – Wichita State University</text:span></text:p>
      <text:p text:style-name="P8"><text:span text:style-name="T30">August</text:span><text:span text:style-name="T29"> 2021-</text:span><text:span text:style-name="T31">present (transfer student)</text:span></text:p>
      <text:list xml:id="list3343077214" text:style-name="L1">
        <text:list-item>
          <text:p text:style-name="P16">3.8<text:span text:style-name="T48">22</text:span> GPA</text:p>
        </text:list-item>
        <text:list-item>
          <text:p text:style-name="P17">Graduating <text:span text:style-name="T55">between </text:span>May 2024 – <text:span text:style-name="T55">Fall </text:span>2025</text:p>
        </text:list-item>
        <text:list-item>
          <text:p text:style-name="P18">Relevant Coursework: Introduction To Programming, Object Oriented Programming, Engineering Probability and Statistics, Introduction to Digital Design</text:p>
        </text:list-item>
      </text:list>
      <text:p text:style-name="P3"/>
      <text:p text:style-name="P10">Experience:</text:p>
      <text:p text:style-name="P2">Student <text:span text:style-name="T51">IT </text:span>Contractor – Ennovar</text:p>
      <text:p text:style-name="P5"><text:span text:style-name="T21">A</text:span><text:span text:style-name="T20">ugust 2021 – present</text:span></text:p>
      <text:list xml:id="list41162662" text:style-name="L2">
        <text:list-item>
          <text:p text:style-name="P20"><text:span text:style-name="T20">Robotics Process Automation Analyst </text:span><text:span text:style-name="T44">(September 2022 </text:span><text:span text:style-name="T45">–</text:span><text:span text:style-name="T44"> present)</text:span></text:p>
          <text:list>
            <text:list-item>
              <text:p text:style-name="P19">Developing software bots and conducting data analysis at Ennovar’s new RPA team. </text:p>
            </text:list-item>
          </text:list>
        </text:list-item>
      </text:list>
      <text:list xml:id="list2441479961" text:style-name="L3">
        <text:list-item>
          <text:p text:style-name="P21">HR Compensation Support – <text:span text:style-name="T39">Textron Aviation</text:span><text:span text:style-name="T40"> </text:span><text:span text:style-name="T41">(March 2022 – </text:span><text:span text:style-name="T43">August 2022</text:span><text:span text:style-name="T41">)</text:span></text:p>
          <text:list>
            <text:list-item>
              <text:p text:style-name="P23">Cleaned and audited <text:span text:style-name="T53">the </text:span>salary and employee data used by Textron Aviation’s Compensation team. </text:p>
            </text:list-item>
            <text:list-item>
              <text:p text:style-name="P24">Approve<text:span text:style-name="T52">d</text:span> Change of Status requests <text:span text:style-name="T47">through Outlook</text:span>.</text:p>
            </text:list-item>
            <text:list-item>
              <text:p text:style-name="P25">Conducted salary bench marking research.</text:p>
            </text:list-item>
          </text:list>
        </text:list-item>
        <text:list-item>
          <text:p text:style-name="P22">IT Technician <text:span text:style-name="T54">Level 1</text:span> – <text:span text:style-name="T39">Textron Aviation </text:span><text:span text:style-name="T46">(</text:span><text:span text:style-name="T41">August 2021 – February 202</text:span><text:span text:style-name="T42">2)</text:span></text:p>
          <text:list>
            <text:list-item>
              <text:p text:style-name="P30"><text:span text:style-name="T20">Worked face-to-face with Textron Aviation employees </text:span><text:span text:style-name="T24">needing</text:span><text:span text:style-name="T22"> </text:span><text:span text:style-name="T23">IT support, </text:span><text:span text:style-name="T26">documentin</text:span><text:span text:style-name="T28">g </text:span><text:span text:style-name="T26">each interaction in ServiceNow’s ticketing tool.</text:span><text:span text:style-name="T20"> </text:span></text:p>
            </text:list-item>
            <text:list-item>
              <text:p text:style-name="P31"><text:span text:style-name="T22">I</text:span><text:span text:style-name="T20">mprove</text:span><text:span text:style-name="T23">d</text:span><text:span text:style-name="T20"> the visualization </text:span><text:span text:style-name="T27">and structure</text:span><text:span text:style-name="T20"> of th</text:span><text:span text:style-name="T27">e</text:span><text:span text:style-name="T20"> ticket metrics </text:span><text:span text:style-name="T25">in Google Sheets</text:span><text:span text:style-name="T20">.</text:span></text:p>
            </text:list-item>
          </text:list>
        </text:list-item>
      </text:list>
      <text:list xml:id="list1036979582" text:style-name="L4">
        <text:list-item>
          <text:list>
            <text:list-header>
              <text:p text:style-name="P32"/>
            </text:list-header>
          </text:list>
        </text:list-item>
      </text:list>
      <text:p text:style-name="P11">Skills <text:span text:style-name="T15">and Knowledge</text:span>:</text:p>
      <text:list xml:id="list3032987924" text:style-name="L5">
        <text:list-item>
          <text:p text:style-name="P34"><text:span text:style-name="T1">Microsoft Offic</text:span><text:span text:style-name="T8">e: </text:span><text:span text:style-name="T5">Excel, </text:span><text:span text:style-name="T1">Word</text:span><text:span text:style-name="T2">,</text:span><text:span text:style-name="T1"> PowerBI</text:span></text:p>
        </text:list-item>
        <text:list-item>
          <text:p text:style-name="P36"><text:span text:style-name="T7">Markup Languages: </text:span><text:span text:style-name="T1">HTML,</text:span><text:span text:style-name="T3"> </text:span><text:span text:style-name="T1">CSS, </text:span><text:span text:style-name="T7">Markdown</text:span></text:p>
        </text:list-item>
        <text:list-item>
          <text:p text:style-name="P35"><text:span text:style-name="T6">Computer </text:span><text:span text:style-name="T1">Programming: Python, </text:span><text:span text:style-name="T4">C++, </text:span><text:span text:style-name="T3">SQL</text:span></text:p>
        </text:list-item>
        <text:list-item>
          <text:p text:style-name="P26"><text:span text:style-name="T56">Editing </text:span><text:span text:style-name="T3">Software: Figma, DaVinci Resolve, GIMP</text:span></text:p>
        </text:list-item>
        <text:list-item>
          <text:p text:style-name="P27">Git <text:span text:style-name="T19">and </text:span><text:span text:style-name="T16">GitHub</text:span></text:p>
        </text:list-item>
        <text:list-item>
          <text:p text:style-name="P27"><text:span text:style-name="T38">Basic </text:span>Linux <text:span text:style-name="T35">and</text:span> <text:span text:style-name="T35">CMD</text:span><text:span text:style-name="T18"> </text:span><text:span text:style-name="T17">command</text:span><text:span text:style-name="T35">s</text:span></text:p>
        </text:list-item>
        <text:list-item>
          <text:p text:style-name="P28"><text:span text:style-name="T36">Excellent o</text:span>ral and written communication </text:p>
        </text:list-item>
      </text:list>
      <text:list xml:id="list928761390" text:style-name="L6">
        <text:list-item>
          <text:list>
            <text:list-header>
              <text:p text:style-name="P29"/>
            </text:list-header>
          </text:list>
        </text:list-item>
      </text:list>
      <text:p text:style-name="P33">Certificates:</text:p>
      <text:list xml:id="list575252698" text:style-name="L7">
        <text:list-item>
          <text:p text:style-name="P37">Introduction to Programming Using Python.</text:p>
          <text:list>
            <text:list-item>
              <text:p text:style-name="P39">Microsoft, 2020.</text:p>
            </text:list-item>
          </text:list>
        </text:list-item>
        <text:list-item>
          <text:p text:style-name="P38">Introduction to Programming using HTML and CSS.</text:p>
          <text:list>
            <text:list-item>
              <text:p text:style-name="P40">Microsoft, 2019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5:37:33.554000000</meta:creation-date>
    <dc:date>2022-10-19T17:37:22.357000000</dc:date>
    <meta:editing-duration>P2DT2H59M18S</meta:editing-duration>
    <meta:editing-cycles>19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38" meta:word-count="242" meta:character-count="1682" meta:non-whitespace-character-count="1486"/>
  </office:meta>
</office:document-meta>
</file>